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margin-bottom="0in"/>
    </style:style>
    <style:style style:name="P2" style:parent-style-name="Обычный" style:family="paragraph">
      <style:paragraph-properties fo:text-align="center" fo:margin-bottom="0in"/>
    </style:style>
    <style:style style:name="P3" style:parent-style-name="Абзацсписка" style:list-style-name="LFO1" style:family="paragraph"/>
    <style:style style:name="P4" style:parent-style-name="Абзацсписка" style:list-style-name="LFO1" style:family="paragraph"/>
    <style:style style:name="P5" style:parent-style-name="Абзацсписка" style:list-style-name="LFO1" style:family="paragraph"/>
    <style:style style:name="P6" style:parent-style-name="Абзацсписка" style:list-style-name="LFO1" style:family="paragraph"/>
    <style:style style:name="P7" style:parent-style-name="Абзацсписка" style:list-style-name="LFO1" style:family="paragraph"/>
    <style:style style:name="P8" style:parent-style-name="Абзацсписка" style:list-style-name="LFO1" style:family="paragraph"/>
    <style:style style:name="T9" style:parent-style-name="Основнойшрифтабзаца" style:family="text">
      <style:text-properties fo:language="en" fo:country="US"/>
    </style:style>
    <style:style style:name="P10" style:parent-style-name="Абзацсписка" style:list-style-name="LFO1" style:family="paragraph"/>
    <style:style style:name="T11" style:parent-style-name="Основнойшрифтабзаца" style:family="text">
      <style:text-properties fo:language="en" fo:country="US"/>
    </style:style>
    <style:style style:name="P12" style:parent-style-name="Абзацсписка" style:list-style-name="LFO1" style:family="paragraph"/>
    <style:style style:name="P13" style:parent-style-name="Абзацсписка" style:family="paragraph">
      <style:paragraph-properties fo:margin-left="0in">
        <style:tab-stops/>
      </style:paragraph-properties>
    </style:style>
    <style:style style:name="P14" style:parent-style-name="Абзацсписка" style:list-style-name="LFO1" style:family="paragraph"/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Абзацсписка" style:list-style-name="LFO1" style:family="paragraph"/>
    <style:style style:name="P18" style:parent-style-name="Абзацсписка" style:list-style-name="LFO1" style:family="paragraph"/>
    <style:style style:name="P19" style:parent-style-name="Абзацсписка" style:family="paragraph">
      <style:paragraph-properties fo:margin-left="0in">
        <style:tab-stops/>
      </style:paragraph-properties>
    </style:style>
    <style:style style:name="P20" style:parent-style-name="Абзацсписка" style:list-style-name="LFO1" style:family="paragraph"/>
    <style:style style:name="P21" style:parent-style-name="Абзацсписка" style:list-style-name="LFO1" style:family="paragraph"/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Абзацсписка" style:list-style-name="LFO1" style:family="paragraph"/>
    <style:style style:name="P25" style:parent-style-name="Обычный" style:family="paragraph">
      <style:paragraph-properties fo:text-align="center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Гр. Б08-191-1 – Немцов, Шубин, Антонов</text:p>
      <text:p text:style-name="P2">Требования (ТЗ)</text:p>
      <text:p text:style-name="Обычный">Система защиты:</text:p>
      <text:list text:style-name="LFO1" text:continue-numbering="true">
        <text:list-item>
          <text:p text:style-name="P3">Защита банкомата (вандал защищённость) – блокировка банкомата в случаях:</text:p>
          <text:list text:continue-numbering="true">
            <text:list-item>
              <text:p text:style-name="P4">Открывание дверей</text:p>
            </text:list-item>
            <text:list-item>
              <text:p text:style-name="P5">Выключение питания</text:p>
            </text:list-item>
            <text:list-item>
              <text:p text:style-name="P6">Электромагнитное воздействие</text:p>
            </text:list-item>
            <text:list-item>
              <text:p text:style-name="P7">Физический доступ</text:p>
            </text:list-item>
          </text:list>
        </text:list-item>
        <text:list-item>
          <text:p text:style-name="P8">Инкассация (сервисный режим) – снятие защиты при идентификации пользователя как инкассатора через карту и<text:s/><text:span text:style-name="T9">PIN</text:span></text:p>
        </text:list-item>
        <text:list-item>
          <text:p text:style-name="P10">Защищённый канал связи с банком через<text:s/><text:span text:style-name="T11">VPN</text:span><text:s/>– проверка качества соединения</text:p>
        </text:list-item>
        <text:list-item>
          <text:p text:style-name="P12">Динамик – для сигнализации<text:s/>о нажатии клавиш, переходов по меню, сирена при попытке взлома</text:p>
        </text:list-item>
      </text:list>
      <text:p text:style-name="Абзацсписка"/>
      <text:p text:style-name="P13">Система авторизации:</text:p>
      <text:list text:style-name="LFO1" text:continue-numbering="true">
        <text:list-item>
          <text:p text:style-name="P14">идентифицировать пользователя по карточке +<text:s/><text:span text:style-name="T15">PIN</text:span><text:s/>– считывание с магнитной ленты/чипа, клавиатура для ввода<text:s/><text:span text:style-name="T16">PIN</text:span></text:p>
        </text:list-item>
        <text:list-item>
          <text:p text:style-name="P17">проверять счёт пользователя – на доступные ему функции, лимиты, состояние, баланс счёта</text:p>
        </text:list-item>
        <text:list-item>
          <text:p text:style-name="P18">проверять деньги – на подлинность</text:p>
        </text:list-item>
      </text:list>
      <text:p text:style-name="Абзацсписка"/>
      <text:p text:style-name="P19">Система интерфейса:</text:p>
      <text:list text:style-name="LFO1" text:continue-numbering="true">
        <text:list-item>
          <text:p text:style-name="P20">составление, печать отчёта (чека) с данными о состоянии счёта – на экран либо на бумагу</text:p>
        </text:list-item>
        <text:list-item>
          <text:p text:style-name="P21"><text:span text:style-name="T22">GUI</text:span><text:s/>– экранные формы для ввода<text:s/><text:span text:style-name="T23">PIN</text:span>, выдачи наличных, банковских переводов</text:p>
        </text:list-item>
        <text:list-item>
          <text:p text:style-name="P24">ввод/выдача<text:s/>денег – ввод суммы через клавиатуру при выдаче, контроль количества купюр в банкомате</text:p>
        </text:list-item>
      </text:list>
      <text:p text:style-name="P25"><draw:frame draw:z-index="251657728" draw:id="id0" draw:style-name="a0" draw:name="Object 3" text:anchor-type="paragraph" svg:x="-0.91528in" svg:y="0.3125in" svg:width="7.8875in" svg:height="2.59444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Структурная схема программной системы «Банкомат»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ПЕКА</meta:initial-creator>
    <dc:creator>Виктор</dc:creator>
    <meta:creation-date>2015-04-02T17:41:00Z</meta:creation-date>
    <dc:date>2015-04-02T17:41:00Z</dc:date>
    <meta:template xlink:href="Normal.dotm" xlink:type="simple"/>
    <meta:editing-cycles>3</meta:editing-cycles>
    <meta:editing-duration>PT60S</meta:editing-duration>
    <meta:document-statistic meta:page-count="1" meta:paragraph-count="2" meta:word-count="162" meta:character-count="1084" meta:row-count="7" meta:non-whitespace-character-count="924"/>
  </office:meta>
</office:document-meta>
</file>